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07cm"/>
    </style:style>
    <style:style style:name="co2" style:family="table-column">
      <style:table-column-properties fo:break-before="auto" style:column-width="4.327cm"/>
    </style:style>
    <style:style style:name="co3" style:family="table-column">
      <style:table-column-properties fo:break-before="auto" style:column-width="3.219cm"/>
    </style:style>
    <style:style style:name="co4" style:family="table-column">
      <style:table-column-properties fo:break-before="auto" style:column-width="2.896cm"/>
    </style:style>
    <style:style style:name="co5" style:family="table-column">
      <style:table-column-properties fo:break-before="auto" style:column-width="3.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style:font-name="Ari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0.06pt soli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7" style:family="table-cell" style:parent-style-name="Default">
      <style:table-cell-properties fo:border-bottom="0.26pt solid #000000" style:text-align-source="fix" style:repeat-content="false" fo:border-left="0.26pt solid #000000" fo:border-right="0.06pt solid #000000" fo:border-top="0.26pt solid #000000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06pt solid #000000" fo:border-left="0.26pt solid #000000" fo:border-right="0.06pt solid #000000" fo:border-top="0.06pt solid #000000"/>
      <style:text-properties style:font-name="Arial"/>
    </style:style>
    <style:style style:name="ce9" style:family="table-cell" style:parent-style-name="Default">
      <style:table-cell-properties fo:border-bottom="0.26pt solid #000000" fo:border-left="0.26pt solid #000000" fo:border-right="0.06pt solid #000000" fo:border-top="0.06pt solid #000000"/>
      <style:text-properties style:font-name="Arial"/>
    </style:style>
    <style:style style:name="ce43" style:family="table-cell" style:parent-style-name="Default">
      <style:table-cell-properties style:vertical-align="top"/>
      <style:text-properties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ext-properties style:font-name="Arial"/>
    </style:style>
    <style:style style:name="ce48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1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wrap-option="wrap" fo:border-left="0.06pt solid #000000" fo:border-right="0.06pt solid #000000" fo:border-top="0.26pt solid #000000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26pt solid #000000" fo:wrap-option="wrap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vertical-align="top"/>
      <style:text-properties style:font-name="Arial" fo:font-size="8pt" style:font-size-asian="8pt" style:font-size-complex="8pt"/>
    </style:style>
    <style:style style:name="ce19" style:family="table-cell" style:parent-style-name="Default">
      <style:table-cell-properties fo:background-color="#d3d3d3" style:text-align-source="fix" style:repeat-content="false" fo:border="0.06pt solid #000000"/>
      <style:paragraph-properties fo:text-align="start" fo:margin-left="0cm"/>
      <style:text-properties style:font-name="Arial"/>
    </style:style>
    <style:style style:name="ce20" style:family="table-cell" style:parent-style-name="Default">
      <style:table-cell-properties fo:background-color="#d3d3d3" fo:border="0.06pt solid #000000"/>
      <style:text-properties style:font-name="Arial"/>
    </style:style>
    <style:style style:name="ce10" style:family="table-cell" style:parent-style-name="Default">
      <style:text-properties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fo:border-bottom="0.06pt solid #000000" fo:background-color="#d3d3d3" fo:border-left="0.06pt solid #000000" fo:border-right="0.06pt solid #000000" fo:border-top="0.26pt solid #000000"/>
      <style:text-properties style:font-name="Arial"/>
    </style:style>
    <style:style style:name="ce23" style:family="table-cell" style:parent-style-name="Default">
      <style:table-cell-properties fo:border-bottom="0.26pt solid #000000" fo:background-color="#d3d3d3" fo:border-left="0.06pt solid #000000" fo:border-right="0.06pt solid #000000" fo:border-top="0.06pt solid #000000"/>
      <style:text-properties style:font-name="Arial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Arial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/>
    </style:style>
    <style:style style:name="ce27" style:family="table-cell" style:parent-style-name="Default">
      <style:table-cell-properties fo:border-bottom="0.06pt solid #000000" fo:border-left="0.06pt solid #000000" fo:border-right="0.06pt solid #000000" fo:border-top="0.26pt solid #000000"/>
      <style:text-properties style:font-name="Arial"/>
    </style:style>
    <style:style style:name="ce28" style:family="table-cell" style:parent-style-name="Default">
      <style:table-cell-properties fo:border-bottom="0.26pt solid #000000" fo:border-left="0.06pt solid #000000" fo:border-right="0.06pt solid #000000" fo:border-top="0.06pt solid #000000"/>
      <style:text-properties style:font-name="Arial"/>
    </style:style>
    <style:style style:name="ce18" style:family="table-cell" style:parent-style-name="Default">
      <style:text-properties style:font-name="Arial" fo:font-size="8pt" style:font-size-asian="8pt" style:font-size-complex="8pt"/>
    </style:style>
    <style:style style:name="ce2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6pt solid #000000" fo:wrap-option="wrap" fo:border-left="0.06pt solid #000000" fo:border-right="0.06pt solid #000000" fo:border-top="0.26pt solid #000000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26pt solid #000000" fo:wrap-option="wrap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acd32"/>
      <style:text-properties style:font-name="Arial"/>
    </style:style>
    <style:style style:name="ce33" style:family="table-cell" style:parent-style-name="Default">
      <style:table-cell-properties fo:background-color="#f4a460" fo:border="0.06pt solid #000000"/>
      <style:text-properties style:font-name="Arial"/>
    </style:style>
    <style:style style:name="ce34" style:family="table-cell" style:parent-style-name="Default">
      <style:table-cell-properties fo:border-bottom="none" fo:background-color="#9acd32" fo:border-left="none" fo:border-right="none" fo:border-top="0.26pt solid #000000"/>
      <style:text-properties style:font-name="Arial"/>
    </style:style>
    <style:style style:name="ce35" style:family="table-cell" style:parent-style-name="Default">
      <style:table-cell-properties fo:border-bottom="0.26pt solid #000000" fo:background-color="#9acd32" fo:border-left="none" fo:border-right="none" fo:border-top="none"/>
      <style:text-properties style:font-name="Arial"/>
    </style:style>
    <style:style style:name="ce75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rial" fo:font-size="8pt" style:font-size-asian="8pt" style:font-size-complex="8pt"/>
    </style:style>
    <style:style style:name="ce36" style:family="table-cell" style:parent-style-name="Default">
      <style:table-cell-properties fo:background-color="#0000ff" fo:border="0.06pt solid #000000"/>
      <style:text-properties style:font-name="Arial"/>
    </style:style>
    <style:style style:name="ce76" style:family="table-cell" style:parent-style-name="Default">
      <style:table-cell-properties fo:border-bottom="0.26pt solid #000000" fo:background-color="#b0e0e6" fo:border-left="none" fo:border-right="none" fo:border-top="none"/>
      <style:text-properties style:font-name="Arial"/>
    </style:style>
    <style:style style:name="ce77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37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  <style:text-properties style:font-name="Arial"/>
    </style:style>
    <style:style style:name="ce38" style:family="table-cell" style:parent-style-name="Default">
      <style:table-cell-properties fo:border-bottom="0.06pt solid #000000" fo:background-color="#0000ff" fo:border-left="0.06pt solid #000000" fo:border-right="0.06pt solid #000000" fo:border-top="0.26pt solid #000000"/>
      <style:text-properties style:font-name="Arial"/>
    </style:style>
    <style:style style:name="ce45" style:family="table-cell" style:parent-style-name="Default">
      <style:table-cell-properties fo:border-bottom="0.06pt solid #000000" fo:background-color="#0000ff" fo:border-left="0.06pt solid #000000" fo:border-right="0.26pt solid #000000" fo:border-top="0.06pt solid #000000"/>
      <style:text-properties style:font-name="Arial"/>
    </style:style>
    <style:style style:name="ce40" style:family="table-cell" style:parent-style-name="Default">
      <style:table-cell-properties fo:background-color="#00ffff" fo:border="0.06pt solid #000000"/>
      <style:text-properties style:font-name="Arial"/>
    </style:style>
    <style:style style:name="ce8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rial"/>
    </style:style>
    <style:style style:name="ce44" style:family="table-cell" style:parent-style-name="Default">
      <style:table-cell-properties fo:border-bottom="0.06pt solid #000000" fo:border-left="0.06pt solid #000000" fo:border-right="0.26pt solid #000000" fo:border-top="0.26pt solid #000000"/>
      <style:text-properties style:font-name="Arial"/>
    </style:style>
    <style:style style:name="ce46" style:family="table-cell" style:parent-style-name="Default">
      <style:table-cell-properties fo:border-bottom="0.06pt solid #000000" fo:border-left="0.06pt solid #000000" fo:border-right="0.26pt solid #000000" fo:border-top="0.06pt solid #000000"/>
      <style:text-properties style:font-name="Ari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33% 58%"/>
    </style:style>
    <style:style style:name="T3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Droid Sans Fallback" style:font-name-complex="Free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Majordomo Protocol Comparisons" table:style-name="ta1">
        <table:table-column table:style-name="co1" table:default-cell-style-name="ce5"/>
        <table:table-column table:style-name="co2" table:default-cell-style-name="ce47"/>
        <table:table-column table:style-name="co3" table:number-columns-repeated="2" table:default-cell-style-name="ce47"/>
        <table:table-column table:style-name="co4" table:default-cell-style-name="ce47"/>
        <table:table-column table:style-name="co3" table:number-columns-repeated="5" table:default-cell-style-name="ce47"/>
        <table:table-column table:style-name="co5" table:default-cell-style-name="ce47"/>
        <table:table-column table:style-name="co6" table:number-columns-repeated="53" table:default-cell-style-name="ce47"/>
        <table:table-row table:style-name="ro1">
          <table:table-cell table:style-name="ce2" office:value-type="string" calcext:value-type="string" table:number-columns-spanned="11" table:number-rows-spanned="1">
            <text:p>Majordomo Protocol (MDP) Version V0.1</text:p>
          </table:table-cell>
          <table:covered-table-cell/>
          <table:covered-table-cell table:style-name="Default"/>
          <table:covered-table-cell table:number-columns-repeated="7" table:style-name="ce62"/>
          <table:covered-table-cell table:style-name="Default"/>
          <table:table-cell table:number-columns-repeated="53"/>
        </table:table-row>
        <table:table-row table:style-name="ro2">
          <table:table-cell table:style-name="ce3" office:value-type="string" calcext:value-type="string">
            <text:p>sub-protocol:</text:p>
          </table:table-cell>
          <table:table-cell table:style-name="ce48" office:value-type="string" calcext:value-type="string">
            <text:p>command:</text:p>
          </table:table-cell>
          <table:table-cell table:style-name="ce19" office:value-type="string" calcext:value-type="string">
            <text:p>frame 0<text:span text:style-name="T2">1</text:span></text:p>
          </table:table-cell>
          <table:table-cell table:style-name="ce25" office:value-type="string" calcext:value-type="string">
            <text:p>frame 1</text:p>
          </table:table-cell>
          <table:table-cell table:style-name="ce25" office:value-type="string" calcext:value-type="string">
            <text:p>frame 2</text:p>
          </table:table-cell>
          <table:table-cell table:style-name="ce25" office:value-type="string" calcext:value-type="string">
            <text:p>frame 3</text:p>
          </table:table-cell>
          <table:table-cell table:style-name="ce25" office:value-type="string" calcext:value-type="string">
            <text:p>frame 4</text:p>
          </table:table-cell>
          <table:table-cell table:style-name="ce25" office:value-type="string" calcext:value-type="string">
            <text:p>frame 5</text:p>
          </table:table-cell>
          <table:table-cell table:style-name="ce25" office:value-type="string" calcext:value-type="string">
            <text:p>frame 6</text:p>
          </table:table-cell>
          <table:table-cell table:style-name="ce25" office:value-type="string" calcext:value-type="string">
            <text:p>frame 7</text:p>
          </table:table-cell>
          <table:table-cell table:style-name="ce25" office:value-type="string" calcext:value-type="string">
            <text:p>frame 8</text:p>
          </table:table-cell>
          <table:table-cell table:number-columns-repeated="53"/>
        </table:table-row>
        <table:table-row table:style-name="ro2">
          <table:table-cell table:style-name="ce6" office:value-type="string" calcext:value-type="string" table:number-columns-spanned="1" table:number-rows-spanned="2">
            <text:p>Client </text:p>
            <text:p>(REQ or DEALER)</text:p>
          </table:table-cell>
          <table:table-cell table:style-name="ce13" office:value-type="string" calcext:value-type="string">
            <text:p>REQUEST</text:p>
          </table:table-cell>
          <table:table-cell table:style-name="ce20" office:value-type="string" calcext:value-type="string">
            <text:p>source ID</text:p>
          </table:table-cell>
          <table:table-cell table:style-name="ce64" office:value-type="string" calcext:value-type="string">
            <text:p>- empty frame -</text:p>
          </table:table-cell>
          <table:table-cell table:style-name="ce3" office:value-type="string" calcext:value-type="string">
            <text:p>“MDPC01”<text:span text:style-name="T2">2</text:span>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36" office:value-type="string" calcext:value-type="string">
            <text:p>request body<text:span text:style-name="T2">3</text:span></text:p>
          </table:table-cell>
          <table:table-cell table:style-name="ce3" table:number-columns-repeated="4"/>
          <table:table-cell table:number-columns-repeated="53"/>
        </table:table-row>
        <table:table-row table:style-name="ro2">
          <table:covered-table-cell table:style-name="ce4"/>
          <table:table-cell table:style-name="ce13" office:value-type="string" calcext:value-type="string">
            <text:p>REPLY</text:p>
          </table:table-cell>
          <table:table-cell table:style-name="ce20" office:value-type="string" calcext:value-type="string">
            <text:p>source ID</text:p>
          </table:table-cell>
          <table:table-cell table:style-name="ce64" office:value-type="string" calcext:value-type="string">
            <text:p>- empty frame -</text:p>
          </table:table-cell>
          <table:table-cell table:style-name="ce3" office:value-type="string" calcext:value-type="string">
            <text:p>“MDPC01”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36" office:value-type="string" calcext:value-type="string">
            <text:p>reply body<text:span text:style-name="T2">3</text:span></text:p>
          </table:table-cell>
          <table:table-cell table:style-name="ce3" table:number-columns-repeated="4"/>
          <table:table-cell table:number-columns-repeated="53"/>
        </table:table-row>
        <table:table-row table:style-name="ro2">
          <table:table-cell table:style-name="ce6" office:value-type="string" calcext:value-type="string" table:number-columns-spanned="1" table:number-rows-spanned="5">
            <text:p>Worker</text:p>
            <text:p>(DEALER)</text:p>
          </table:table-cell>
          <table:table-cell table:style-name="ce13" office:value-type="string" calcext:value-type="string">
            <text:p>READY</text:p>
          </table:table-cell>
          <table:table-cell table:style-name="ce20" office:value-type="string" calcext:value-type="string">
            <text:p>source ID</text:p>
          </table:table-cell>
          <table:table-cell table:style-name="ce64" office:value-type="string" calcext:value-type="string">
            <text:p>- empty frame -</text:p>
          </table:table-cell>
          <table:table-cell table:style-name="ce3" office:value-type="string" calcext:value-type="string">
            <text:p>“MDPW01”</text:p>
          </table:table-cell>
          <table:table-cell table:style-name="ce3" office:value-type="string" calcext:value-type="string">
            <text:p>0x01</text:p>
          </table:table-cell>
          <table:table-cell table:style-name="ce3" table:number-columns-repeated="5"/>
          <table:table-cell table:number-columns-repeated="53"/>
        </table:table-row>
        <table:table-row table:style-name="ro2">
          <table:covered-table-cell table:style-name="ce4"/>
          <table:table-cell table:style-name="ce13" office:value-type="string" calcext:value-type="string">
            <text:p>REQUEST</text:p>
          </table:table-cell>
          <table:table-cell table:style-name="ce20" office:value-type="string" calcext:value-type="string">
            <text:p>source ID</text:p>
          </table:table-cell>
          <table:table-cell table:style-name="ce64" office:value-type="string" calcext:value-type="string">
            <text:p>- empty frame -</text:p>
          </table:table-cell>
          <table:table-cell table:style-name="ce3" office:value-type="string" calcext:value-type="string">
            <text:p>“MDPW01”</text:p>
          </table:table-cell>
          <table:table-cell table:style-name="ce3" office:value-type="string" calcext:value-type="string">
            <text:p>0x02</text:p>
          </table:table-cell>
          <table:table-cell table:style-name="ce33" office:value-type="string" calcext:value-type="string">
            <text:p>client source ID</text:p>
          </table:table-cell>
          <table:table-cell table:style-name="ce64" office:value-type="string" calcext:value-type="string">
            <text:p>- empty frame -</text:p>
          </table:table-cell>
          <table:table-cell table:style-name="ce36" office:value-type="string" calcext:value-type="string">
            <text:p>request body<text:span text:style-name="T2">3</text:span></text:p>
          </table:table-cell>
          <table:table-cell table:style-name="ce3" table:number-columns-repeated="2"/>
          <table:table-cell table:number-columns-repeated="53"/>
        </table:table-row>
        <table:table-row table:style-name="ro2">
          <table:covered-table-cell table:style-name="ce4"/>
          <table:table-cell table:style-name="ce13" office:value-type="string" calcext:value-type="string">
            <text:p>REPLY</text:p>
          </table:table-cell>
          <table:table-cell table:style-name="ce20" office:value-type="string" calcext:value-type="string">
            <text:p>source ID</text:p>
          </table:table-cell>
          <table:table-cell table:style-name="ce64" office:value-type="string" calcext:value-type="string">
            <text:p>- empty frame -</text:p>
          </table:table-cell>
          <table:table-cell table:style-name="ce3" office:value-type="string" calcext:value-type="string">
            <text:p>“MDPW01”</text:p>
          </table:table-cell>
          <table:table-cell table:style-name="ce3" office:value-type="string" calcext:value-type="string">
            <text:p>0x03</text:p>
          </table:table-cell>
          <table:table-cell table:style-name="ce33" office:value-type="string" calcext:value-type="string">
            <text:p>client source ID</text:p>
          </table:table-cell>
          <table:table-cell table:style-name="ce64" office:value-type="string" calcext:value-type="string">
            <text:p>- empty frame -</text:p>
          </table:table-cell>
          <table:table-cell table:style-name="ce36" office:value-type="string" calcext:value-type="string">
            <text:p>reply body<text:span text:style-name="T2">3</text:span></text:p>
          </table:table-cell>
          <table:table-cell table:style-name="ce3" table:number-columns-repeated="2"/>
          <table:table-cell table:number-columns-repeated="53"/>
        </table:table-row>
        <table:table-row table:style-name="ro2">
          <table:covered-table-cell table:style-name="ce4"/>
          <table:table-cell table:style-name="ce13" office:value-type="string" calcext:value-type="string">
            <text:p>HEARTBEAT</text:p>
          </table:table-cell>
          <table:table-cell table:style-name="ce20" office:value-type="string" calcext:value-type="string">
            <text:p>source ID</text:p>
          </table:table-cell>
          <table:table-cell table:style-name="ce64" office:value-type="string" calcext:value-type="string">
            <text:p>- empty frame -</text:p>
          </table:table-cell>
          <table:table-cell table:style-name="ce3" office:value-type="string" calcext:value-type="string">
            <text:p>“MDPW01”</text:p>
          </table:table-cell>
          <table:table-cell table:style-name="ce3" office:value-type="string" calcext:value-type="string">
            <text:p>0x04</text:p>
          </table:table-cell>
          <table:table-cell table:style-name="ce3" table:number-columns-repeated="5"/>
          <table:table-cell table:number-columns-repeated="53"/>
        </table:table-row>
        <table:table-row table:style-name="ro2">
          <table:covered-table-cell table:style-name="ce4"/>
          <table:table-cell table:style-name="ce13" office:value-type="string" calcext:value-type="string">
            <text:p>DISCONNECT</text:p>
          </table:table-cell>
          <table:table-cell table:style-name="ce20" office:value-type="string" calcext:value-type="string">
            <text:p>source ID</text:p>
          </table:table-cell>
          <table:table-cell table:style-name="ce64" office:value-type="string" calcext:value-type="string">
            <text:p>- empty frame -</text:p>
          </table:table-cell>
          <table:table-cell table:style-name="ce3" office:value-type="string" calcext:value-type="string">
            <text:p>“MDPW01”</text:p>
          </table:table-cell>
          <table:table-cell table:style-name="ce3" office:value-type="string" calcext:value-type="string">
            <text:p>0x05</text:p>
          </table:table-cell>
          <table:table-cell table:style-name="ce3" table:number-columns-repeated="5"/>
          <table:table-cell table:number-columns-repeated="53"/>
        </table:table-row>
        <table:table-row table:style-name="ro1">
          <table:table-cell/>
          <table:table-cell table:style-name="ce14"/>
          <table:table-cell table:style-name="ce10"/>
          <table:table-cell/>
          <table:table-cell table:style-name="ce18"/>
          <table:table-cell table:number-columns-repeated="5"/>
          <table:table-cell table:style-name="Default"/>
          <table:table-cell table:number-columns-repeated="53"/>
        </table:table-row>
        <table:table-row table:style-name="ro1">
          <table:table-cell table:style-name="ce21" office:value-type="string" calcext:value-type="string" table:number-columns-spanned="11" table:number-rows-spanned="1">
            <text:p>Majordomo Protocol (MDP) Version V0.2</text:p>
          </table:table-cell>
          <table:covered-table-cell table:style-name="ce48"/>
          <table:covered-table-cell table:style-name="ce59"/>
          <table:covered-table-cell table:number-columns-repeated="7" table:style-name="ce64"/>
          <table:covered-table-cell table:style-name="Default"/>
          <table:table-cell table:number-columns-repeated="53"/>
        </table:table-row>
        <table:table-row table:style-name="ro2">
          <table:table-cell table:style-name="ce3" office:value-type="string" calcext:value-type="string">
            <text:p>sub-protocol:</text:p>
          </table:table-cell>
          <table:table-cell table:style-name="ce48" office:value-type="string" calcext:value-type="string">
            <text:p>command:</text:p>
          </table:table-cell>
          <table:table-cell table:style-name="ce19" office:value-type="string" calcext:value-type="string">
            <text:p>frame 0<text:span text:style-name="T2">1</text:span></text:p>
          </table:table-cell>
          <table:table-cell table:style-name="ce25" office:value-type="string" calcext:value-type="string">
            <text:p>frame 1</text:p>
          </table:table-cell>
          <table:table-cell table:style-name="ce25" office:value-type="string" calcext:value-type="string">
            <text:p>frame 2</text:p>
          </table:table-cell>
          <table:table-cell table:style-name="ce25" office:value-type="string" calcext:value-type="string">
            <text:p>frame 3</text:p>
          </table:table-cell>
          <table:table-cell table:style-name="ce25" office:value-type="string" calcext:value-type="string">
            <text:p>frame 4</text:p>
          </table:table-cell>
          <table:table-cell table:style-name="ce25" office:value-type="string" calcext:value-type="string">
            <text:p>frame 5</text:p>
          </table:table-cell>
          <table:table-cell table:style-name="ce25" office:value-type="string" calcext:value-type="string">
            <text:p>frame 6</text:p>
          </table:table-cell>
          <table:table-cell table:style-name="ce25" office:value-type="string" calcext:value-type="string">
            <text:p>frame 7</text:p>
          </table:table-cell>
          <table:table-cell table:style-name="ce25" office:value-type="string" calcext:value-type="string">
            <text:p>frame 8</text:p>
          </table:table-cell>
          <table:table-cell table:number-columns-repeated="53"/>
        </table:table-row>
        <table:table-row table:style-name="ro2">
          <table:table-cell table:style-name="ce6" office:value-type="string" calcext:value-type="string" table:number-columns-spanned="1" table:number-rows-spanned="3">
            <text:p>Client</text:p>
            <text:p>(DEALER only)</text:p>
          </table:table-cell>
          <table:table-cell table:style-name="ce13" office:value-type="string" calcext:value-type="string">
            <text:p>REQUEST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C02”<text:span text:style-name="T2">2</text:span></text:p>
          </table:table-cell>
          <table:table-cell table:style-name="ce29" office:value-type="string" calcext:value-type="string">
            <text:p>0x01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36" office:value-type="string" calcext:value-type="string">
            <text:p>request body<text:span text:style-name="T2">3</text:span></text:p>
          </table:table-cell>
          <table:table-cell table:style-name="ce3" table:number-columns-repeated="4"/>
          <table:table-cell table:number-columns-repeated="53"/>
        </table:table-row>
        <table:table-row table:style-name="ro2">
          <table:covered-table-cell table:style-name="ce3"/>
          <table:table-cell table:style-name="ce15" office:value-type="string" calcext:value-type="string">
            <text:p>PARTIAL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C02”</text:p>
          </table:table-cell>
          <table:table-cell table:style-name="ce29" office:value-type="string" calcext:value-type="string">
            <text:p>0x02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36" office:value-type="string" calcext:value-type="string">
            <text:p>partial reply body<text:span text:style-name="T2">3</text:span></text:p>
          </table:table-cell>
          <table:table-cell table:style-name="ce3" table:number-columns-repeated="4"/>
          <table:table-cell table:number-columns-repeated="53"/>
        </table:table-row>
        <table:table-row table:style-name="ro2">
          <table:covered-table-cell table:style-name="ce3"/>
          <table:table-cell table:style-name="ce15" office:value-type="string" calcext:value-type="string">
            <text:p>FINAL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C02”</text:p>
          </table:table-cell>
          <table:table-cell table:style-name="ce29" office:value-type="string" calcext:value-type="string">
            <text:p>0x03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36" office:value-type="string" calcext:value-type="string">
            <text:p>final reply body<text:span text:style-name="T2">3</text:span></text:p>
          </table:table-cell>
          <table:table-cell table:style-name="ce3" table:number-columns-repeated="4"/>
          <table:table-cell table:style-name="Default"/>
          <table:table-cell table:number-columns-repeated="52"/>
        </table:table-row>
        <table:table-row table:style-name="ro2">
          <table:table-cell table:style-name="ce6" office:value-type="string" calcext:value-type="string" table:number-columns-spanned="1" table:number-rows-spanned="6">
            <text:p>Worker</text:p>
            <text:p>(DEALER)</text:p>
          </table:table-cell>
          <table:table-cell table:style-name="ce13" office:value-type="string" calcext:value-type="string">
            <text:p>READY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W02”</text:p>
          </table:table-cell>
          <table:table-cell table:style-name="ce3" office:value-type="string" calcext:value-type="string">
            <text:p>0x01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3" table:number-columns-repeated="5"/>
          <table:table-cell table:number-columns-repeated="53"/>
        </table:table-row>
        <table:table-row table:style-name="ro2">
          <table:covered-table-cell table:style-name="ce3"/>
          <table:table-cell table:style-name="ce13" office:value-type="string" calcext:value-type="string">
            <text:p>REQUEST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W02”</text:p>
          </table:table-cell>
          <table:table-cell table:style-name="ce3" office:value-type="string" calcext:value-type="string">
            <text:p>0x02</text:p>
          </table:table-cell>
          <table:table-cell table:style-name="ce33" office:value-type="string" calcext:value-type="string">
            <text:p>client source ID</text:p>
          </table:table-cell>
          <table:table-cell table:style-name="ce64" office:value-type="string" calcext:value-type="string">
            <text:p>- empty frame -</text:p>
          </table:table-cell>
          <table:table-cell table:style-name="ce36" office:value-type="string" calcext:value-type="string">
            <text:p>request body<text:span text:style-name="T2">3</text:span></text:p>
          </table:table-cell>
          <table:table-cell table:style-name="ce3" table:number-columns-repeated="3"/>
          <table:table-cell table:number-columns-repeated="53"/>
        </table:table-row>
        <table:table-row table:style-name="ro2">
          <table:covered-table-cell table:style-name="ce3"/>
          <table:table-cell table:style-name="ce15" office:value-type="string" calcext:value-type="string">
            <text:p>PARTIAL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W02”</text:p>
          </table:table-cell>
          <table:table-cell table:style-name="ce3" office:value-type="string" calcext:value-type="string">
            <text:p>0x03</text:p>
          </table:table-cell>
          <table:table-cell table:style-name="ce33" office:value-type="string" calcext:value-type="string">
            <text:p>client source ID</text:p>
          </table:table-cell>
          <table:table-cell table:style-name="ce64" office:value-type="string" calcext:value-type="string">
            <text:p>- empty frame -</text:p>
          </table:table-cell>
          <table:table-cell table:style-name="ce36" office:value-type="string" calcext:value-type="string">
            <text:p>partial reply body<text:span text:style-name="T2">3</text:span></text:p>
          </table:table-cell>
          <table:table-cell table:style-name="ce3" table:number-columns-repeated="3"/>
          <table:table-cell table:number-columns-repeated="53"/>
        </table:table-row>
        <table:table-row table:style-name="ro2">
          <table:covered-table-cell table:style-name="ce3"/>
          <table:table-cell table:style-name="ce15" office:value-type="string" calcext:value-type="string">
            <text:p>FINAL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W02”</text:p>
          </table:table-cell>
          <table:table-cell table:style-name="ce3" office:value-type="string" calcext:value-type="string">
            <text:p>0x04</text:p>
          </table:table-cell>
          <table:table-cell table:style-name="ce33" office:value-type="string" calcext:value-type="string">
            <text:p>client source ID</text:p>
          </table:table-cell>
          <table:table-cell table:style-name="ce64" office:value-type="string" calcext:value-type="string">
            <text:p>- empty frame -</text:p>
          </table:table-cell>
          <table:table-cell table:style-name="ce36" office:value-type="string" calcext:value-type="string">
            <text:p>final reply body<text:span text:style-name="T2">3</text:span></text:p>
          </table:table-cell>
          <table:table-cell table:style-name="ce3" table:number-columns-repeated="3"/>
          <table:table-cell table:number-columns-repeated="53"/>
        </table:table-row>
        <table:table-row table:style-name="ro2">
          <table:covered-table-cell table:style-name="ce3"/>
          <table:table-cell table:style-name="ce13" office:value-type="string" calcext:value-type="string">
            <text:p>HEARTBEAT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W02”</text:p>
          </table:table-cell>
          <table:table-cell table:style-name="ce3" office:value-type="string" calcext:value-type="string">
            <text:p>0x05</text:p>
          </table:table-cell>
          <table:table-cell table:style-name="ce3" table:number-columns-repeated="6"/>
          <table:table-cell table:number-columns-repeated="53"/>
        </table:table-row>
        <table:table-row table:style-name="ro2">
          <table:covered-table-cell table:style-name="ce3"/>
          <table:table-cell table:style-name="ce13" office:value-type="string" calcext:value-type="string">
            <text:p>DISCONNECT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W02”</text:p>
          </table:table-cell>
          <table:table-cell table:style-name="ce3" office:value-type="string" calcext:value-type="string">
            <text:p>0x06</text:p>
          </table:table-cell>
          <table:table-cell table:style-name="ce3" table:number-columns-repeated="6"/>
          <table:table-cell table:number-columns-repeated="53"/>
        </table:table-row>
        <table:table-row table:style-name="ro1">
          <table:table-cell/>
          <table:table-cell table:style-name="ce14"/>
          <table:table-cell table:number-columns-repeated="8"/>
          <table:table-cell table:style-name="Default"/>
          <table:table-cell table:number-columns-repeated="53"/>
        </table:table-row>
        <table:table-row table:style-name="ro1">
          <table:table-cell table:style-name="ce21" office:value-type="string" calcext:value-type="string" table:number-columns-spanned="11" table:number-rows-spanned="1">
            <text:p>Majordomo Protocol (MDP) Version V0.x – <text:span text:style-name="T1">OpenCMW, draft</text:span></text:p>
          </table:table-cell>
          <table:covered-table-cell table:style-name="ce48"/>
          <table:covered-table-cell table:style-name="ce59"/>
          <table:covered-table-cell table:number-columns-repeated="7" table:style-name="ce3"/>
          <table:covered-table-cell table:style-name="Default"/>
          <table:table-cell table:number-columns-repeated="53"/>
        </table:table-row>
        <table:table-row table:style-name="ro1">
          <table:table-cell table:style-name="ce3" office:value-type="string" calcext:value-type="string">
            <text:p>sub-protocol:</text:p>
          </table:table-cell>
          <table:table-cell table:style-name="ce48" office:value-type="string" calcext:value-type="string">
            <text:p>command:</text:p>
          </table:table-cell>
          <table:table-cell table:style-name="ce19" office:value-type="string" calcext:value-type="string">
            <text:p>frame 0<text:span text:style-name="T2">1</text:span></text:p>
          </table:table-cell>
          <table:table-cell table:style-name="ce25" office:value-type="string" calcext:value-type="string">
            <text:p>frame 1</text:p>
          </table:table-cell>
          <table:table-cell table:style-name="ce25" office:value-type="string" calcext:value-type="string">
            <text:p>frame 2</text:p>
          </table:table-cell>
          <table:table-cell table:style-name="ce25" office:value-type="string" calcext:value-type="string">
            <text:p>frame 3</text:p>
          </table:table-cell>
          <table:table-cell table:style-name="ce25" office:value-type="string" calcext:value-type="string">
            <text:p>frame 4</text:p>
          </table:table-cell>
          <table:table-cell table:style-name="ce25" office:value-type="string" calcext:value-type="string">
            <text:p>frame 5</text:p>
          </table:table-cell>
          <table:table-cell table:style-name="ce25" office:value-type="string" calcext:value-type="string">
            <text:p>frame 6</text:p>
          </table:table-cell>
          <table:table-cell table:style-name="ce25" office:value-type="string" calcext:value-type="string">
            <text:p>frame 7</text:p>
          </table:table-cell>
          <table:table-cell table:style-name="ce25" office:value-type="string" calcext:value-type="string">
            <text:p>frame 8</text:p>
          </table:table-cell>
          <table:table-cell table:number-columns-repeated="53"/>
        </table:table-row>
        <table:table-row table:style-name="ro1">
          <table:table-cell table:style-name="ce6" office:value-type="string" calcext:value-type="string" table:number-columns-spanned="1" table:number-rows-spanned="7">
            <text:p>Client</text:p>
            <text:p>(DEALER only)</text:p>
          </table:table-cell>
          <table:table-cell table:style-name="ce13" office:value-type="string" calcext:value-type="string">
            <text:p>GET (REQUEST)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C0x”<text:span text:style-name="T2">2</text:span></text:p>
          </table:table-cell>
          <table:table-cell table:style-name="ce29" office:value-type="string" calcext:value-type="string">
            <text:p>0x01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76" office:value-type="string" calcext:value-type="string">
            <text:p>client request ID*</text:p>
          </table:table-cell>
          <table:table-cell table:style-name="ce37" office:value-type="string" calcext:value-type="string">
            <text:p>request topic<text:span text:style-name="T2">2</text:span></text:p>
          </table:table-cell>
          <table:table-cell table:style-name="ce36" office:value-type="string" calcext:value-type="string">
            <text:p>request body<text:span text:style-name="T2">3</text:span></text:p>
          </table:table-cell>
          <table:table-cell table:style-name="ce36" office:value-type="string" calcext:value-type="string">
            <text:p>(RBAC)<text:span text:style-name="T2">4</text:span></text:p>
          </table:table-cell>
          <table:table-cell table:style-name="ce59"/>
          <table:table-cell table:number-columns-repeated="53"/>
        </table:table-row>
        <table:table-row table:style-name="ro1">
          <table:covered-table-cell table:style-name="ce6"/>
          <table:table-cell table:style-name="ce13" office:value-type="string" calcext:value-type="string">
            <text:p>SET (REQUEST)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C0x”</text:p>
          </table:table-cell>
          <table:table-cell table:style-name="ce29" office:value-type="string" calcext:value-type="string">
            <text:p>0x02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76" office:value-type="string" calcext:value-type="string">
            <text:p>client request ID*</text:p>
          </table:table-cell>
          <table:table-cell table:style-name="ce37" office:value-type="string" calcext:value-type="string">
            <text:p>request topic<text:span text:style-name="T2">2</text:span></text:p>
          </table:table-cell>
          <table:table-cell table:style-name="ce36" office:value-type="string" calcext:value-type="string">
            <text:p>request body<text:span text:style-name="T2">3</text:span></text:p>
          </table:table-cell>
          <table:table-cell table:style-name="ce36" office:value-type="string" calcext:value-type="string">
            <text:p>(RBAC)<text:span text:style-name="T2">4</text:span></text:p>
          </table:table-cell>
          <table:table-cell table:style-name="ce59"/>
          <table:table-cell table:number-columns-repeated="53"/>
        </table:table-row>
        <table:table-row table:style-name="ro1">
          <table:covered-table-cell table:style-name="ce6"/>
          <table:table-cell table:style-name="ce13" office:value-type="string" calcext:value-type="string">
            <text:p>SUBSCRIBE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C0x”</text:p>
          </table:table-cell>
          <table:table-cell table:style-name="ce29" office:value-type="string" calcext:value-type="string">
            <text:p>0x03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76" office:value-type="string" calcext:value-type="string">
            <text:p>client request ID*</text:p>
          </table:table-cell>
          <table:table-cell table:style-name="ce37" office:value-type="string" calcext:value-type="string">
            <text:p>request topic<text:span text:style-name="T2">2</text:span></text:p>
          </table:table-cell>
          <table:table-cell table:style-name="ce36" office:value-type="string" calcext:value-type="string">
            <text:p>(RBAC)<text:span text:style-name="T2">4</text:span></text:p>
          </table:table-cell>
          <table:table-cell table:style-name="ce3"/>
          <table:table-cell table:style-name="ce59"/>
          <table:table-cell table:number-columns-repeated="53"/>
        </table:table-row>
        <table:table-row table:style-name="ro1">
          <table:covered-table-cell table:style-name="ce6"/>
          <table:table-cell table:style-name="ce13" office:value-type="string" calcext:value-type="string">
            <text:p>UNSUBSCRIBE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C0x”</text:p>
          </table:table-cell>
          <table:table-cell table:style-name="ce29" office:value-type="string" calcext:value-type="string">
            <text:p>0x04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76" office:value-type="string" calcext:value-type="string">
            <text:p>client request ID*</text:p>
          </table:table-cell>
          <table:table-cell table:style-name="ce37" office:value-type="string" calcext:value-type="string">
            <text:p>request topic<text:span text:style-name="T2">2</text:span></text:p>
          </table:table-cell>
          <table:table-cell table:style-name="ce36" office:value-type="string" calcext:value-type="string">
            <text:p>(RBAC)<text:span text:style-name="T2">4</text:span></text:p>
          </table:table-cell>
          <table:table-cell table:style-name="ce3"/>
          <table:table-cell table:style-name="ce59"/>
          <table:table-cell table:number-columns-repeated="53"/>
        </table:table-row>
        <table:table-row table:style-name="ro1">
          <table:covered-table-cell table:style-name="ce3"/>
          <table:table-cell table:style-name="ce15" office:value-type="string" calcext:value-type="string">
            <text:p>PARTIAL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C0x”</text:p>
          </table:table-cell>
          <table:table-cell table:style-name="ce29" office:value-type="string" calcext:value-type="string">
            <text:p>0x05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76" office:value-type="string" calcext:value-type="string">
            <text:p>client request ID*</text:p>
          </table:table-cell>
          <table:table-cell table:style-name="ce37" office:value-type="string" calcext:value-type="string">
            <text:p>reply topic<text:span text:style-name="T2">2</text:span></text:p>
          </table:table-cell>
          <table:table-cell table:style-name="ce36" office:value-type="string" calcext:value-type="string">
            <text:p>partial reply body<text:span text:style-name="T2">3</text:span></text:p>
          </table:table-cell>
          <table:table-cell table:style-name="ce36" office:value-type="string" calcext:value-type="string">
            <text:p>(RBAC)<text:span text:style-name="T2">4</text:span></text:p>
          </table:table-cell>
          <table:table-cell table:style-name="ce59"/>
          <table:table-cell table:number-columns-repeated="53"/>
        </table:table-row>
        <table:table-row table:style-name="ro1">
          <table:covered-table-cell table:style-name="ce3"/>
          <table:table-cell table:style-name="ce15" office:value-type="string" calcext:value-type="string">
            <text:p>FINAL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C0x”</text:p>
          </table:table-cell>
          <table:table-cell table:style-name="ce29" office:value-type="string" calcext:value-type="string">
            <text:p>0x06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76" office:value-type="string" calcext:value-type="string">
            <text:p>client request ID*</text:p>
          </table:table-cell>
          <table:table-cell table:style-name="ce37" office:value-type="string" calcext:value-type="string">
            <text:p>reply topic<text:span text:style-name="T2">2</text:span></text:p>
          </table:table-cell>
          <table:table-cell table:style-name="ce36" office:value-type="string" calcext:value-type="string">
            <text:p>final reply body<text:span text:style-name="T2">3</text:span></text:p>
          </table:table-cell>
          <table:table-cell table:style-name="ce36" office:value-type="string" calcext:value-type="string">
            <text:p>(RBAC)<text:span text:style-name="T2">4</text:span></text:p>
          </table:table-cell>
          <table:table-cell table:style-name="ce59"/>
          <table:table-cell table:number-columns-repeated="53"/>
        </table:table-row>
        <table:table-row table:style-name="ro1">
          <table:covered-table-cell table:style-name="ce3"/>
          <table:table-cell table:style-name="ce15" office:value-type="string" calcext:value-type="string">
            <text:p>ERROR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C0x”</text:p>
          </table:table-cell>
          <table:table-cell table:style-name="ce29" office:value-type="string" calcext:value-type="string">
            <text:p>0x07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76" office:value-type="string" calcext:value-type="string">
            <text:p>client request ID*</text:p>
          </table:table-cell>
          <table:table-cell table:style-name="ce37" office:value-type="string" calcext:value-type="string">
            <text:p>reply topic<text:span text:style-name="T2">2</text:span></text:p>
          </table:table-cell>
          <table:table-cell table:style-name="ce40" office:value-type="string" calcext:value-type="string">
            <text:p>error body<text:span text:style-name="T2">2,5</text:span></text:p>
          </table:table-cell>
          <table:table-cell table:style-name="ce36" office:value-type="string" calcext:value-type="string">
            <text:p>(request body<text:span text:style-name="T2">3</text:span><text:span text:style-name="T4">)</text:span></text:p>
          </table:table-cell>
          <table:table-cell table:style-name="ce45" office:value-type="string" calcext:value-type="string">
            <text:p>(RBAC)<text:span text:style-name="T2">4</text:span></text:p>
          </table:table-cell>
          <table:table-cell table:number-columns-repeated="53"/>
        </table:table-row>
        <table:table-row table:style-name="ro1">
          <table:table-cell table:style-name="ce7" office:value-type="string" calcext:value-type="string" table:number-columns-spanned="1" table:number-rows-spanned="8">
            <text:p>Worker</text:p>
            <text:p>(DEALER)</text:p>
          </table:table-cell>
          <table:table-cell table:style-name="ce16" office:value-type="string" calcext:value-type="string">
            <text:p>READY</text:p>
          </table:table-cell>
          <table:table-cell table:style-name="ce22" office:value-type="string" calcext:value-type="string">
            <text:p>source ID</text:p>
          </table:table-cell>
          <table:table-cell table:style-name="ce27" office:value-type="string" calcext:value-type="string">
            <text:p>“MDPW0x”</text:p>
          </table:table-cell>
          <table:table-cell table:style-name="ce30" office:value-type="string" calcext:value-type="string">
            <text:p>0x01</text:p>
          </table:table-cell>
          <table:table-cell table:style-name="ce34" office:value-type="string" calcext:value-type="string">
            <text:p>service name<text:span text:style-name="T2">2</text:span></text:p>
          </table:table-cell>
          <table:table-cell table:style-name="ce76" office:value-type="string" calcext:value-type="string">
            <text:p>client request ID*</text:p>
          </table:table-cell>
          <table:table-cell table:style-name="ce38" office:value-type="string" calcext:value-type="string">
            <text:p>(API description)<text:span text:style-name="T2">3,6</text:span></text:p>
          </table:table-cell>
          <table:table-cell table:style-name="ce45" office:value-type="string" calcext:value-type="string">
            <text:p>(RBAC)<text:span text:style-name="T2">4</text:span></text:p>
          </table:table-cell>
          <table:table-cell table:style-name="ce44" table:number-columns-repeated="2"/>
          <table:table-cell table:number-columns-repeated="53"/>
        </table:table-row>
        <table:table-row table:style-name="ro1">
          <table:covered-table-cell table:style-name="ce8"/>
          <table:table-cell table:style-name="ce13" office:value-type="string" calcext:value-type="string">
            <text:p>REQUEST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W0x”</text:p>
          </table:table-cell>
          <table:table-cell table:style-name="ce29" office:value-type="string" calcext:value-type="string">
            <text:p>0x02</text:p>
          </table:table-cell>
          <table:table-cell table:style-name="ce33" office:value-type="string" calcext:value-type="string">
            <text:p>client source ID</text:p>
          </table:table-cell>
          <table:table-cell table:style-name="ce76" office:value-type="string" calcext:value-type="string">
            <text:p>client request ID*</text:p>
          </table:table-cell>
          <table:table-cell table:style-name="ce37" office:value-type="string" calcext:value-type="string">
            <text:p>request topic<text:span text:style-name="T2">2</text:span></text:p>
          </table:table-cell>
          <table:table-cell table:style-name="ce36" office:value-type="string" calcext:value-type="string">
            <text:p>request body<text:span text:style-name="T2">3</text:span></text:p>
          </table:table-cell>
          <table:table-cell table:style-name="ce45" office:value-type="string" calcext:value-type="string">
            <text:p>(RBAC)<text:span text:style-name="T2">4</text:span></text:p>
          </table:table-cell>
          <table:table-cell table:style-name="ce44"/>
          <table:table-cell table:number-columns-repeated="53"/>
        </table:table-row>
        <table:table-row table:style-name="ro1">
          <table:covered-table-cell table:style-name="ce8"/>
          <table:table-cell table:style-name="ce15" office:value-type="string" calcext:value-type="string">
            <text:p>PARTIAL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W0x”</text:p>
          </table:table-cell>
          <table:table-cell table:style-name="ce29" office:value-type="string" calcext:value-type="string">
            <text:p>0x03</text:p>
          </table:table-cell>
          <table:table-cell table:style-name="ce33" office:value-type="string" calcext:value-type="string">
            <text:p>client source ID</text:p>
          </table:table-cell>
          <table:table-cell table:style-name="ce76" office:value-type="string" calcext:value-type="string">
            <text:p>client request ID*</text:p>
          </table:table-cell>
          <table:table-cell table:style-name="ce37" office:value-type="string" calcext:value-type="string">
            <text:p>reply topic<text:span text:style-name="T2">2</text:span></text:p>
          </table:table-cell>
          <table:table-cell table:style-name="ce36" office:value-type="string" calcext:value-type="string">
            <text:p>partial reply body<text:span text:style-name="T2">3</text:span></text:p>
          </table:table-cell>
          <table:table-cell table:style-name="ce45" office:value-type="string" calcext:value-type="string">
            <text:p>(RBAC)<text:span text:style-name="T2">4</text:span></text:p>
          </table:table-cell>
          <table:table-cell table:style-name="ce44"/>
          <table:table-cell table:number-columns-repeated="53"/>
        </table:table-row>
        <table:table-row table:style-name="ro1">
          <table:covered-table-cell table:style-name="ce8"/>
          <table:table-cell table:style-name="ce15" office:value-type="string" calcext:value-type="string">
            <text:p>FINAL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W0x”</text:p>
          </table:table-cell>
          <table:table-cell table:style-name="ce29" office:value-type="string" calcext:value-type="string">
            <text:p>0x04</text:p>
          </table:table-cell>
          <table:table-cell table:style-name="ce33" office:value-type="string" calcext:value-type="string">
            <text:p>client source ID</text:p>
          </table:table-cell>
          <table:table-cell table:style-name="ce76" office:value-type="string" calcext:value-type="string">
            <text:p>client request ID*</text:p>
          </table:table-cell>
          <table:table-cell table:style-name="ce37" office:value-type="string" calcext:value-type="string">
            <text:p>reply topic<text:span text:style-name="T2">2</text:span></text:p>
          </table:table-cell>
          <table:table-cell table:style-name="ce36" office:value-type="string" calcext:value-type="string">
            <text:p>final reply body<text:span text:style-name="T2">3</text:span></text:p>
          </table:table-cell>
          <table:table-cell table:style-name="ce45" office:value-type="string" calcext:value-type="string">
            <text:p>(RBAC)<text:span text:style-name="T2">4</text:span></text:p>
          </table:table-cell>
          <table:table-cell table:style-name="ce44"/>
          <table:table-cell table:number-columns-repeated="53"/>
        </table:table-row>
        <table:table-row table:style-name="ro1">
          <table:covered-table-cell table:style-name="ce8"/>
          <table:table-cell table:style-name="ce15" office:value-type="string" calcext:value-type="string">
            <text:p>NOTIFY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W0x”</text:p>
          </table:table-cell>
          <table:table-cell table:style-name="ce29" office:value-type="string" calcext:value-type="string">
            <text:p>0x05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76" office:value-type="string" calcext:value-type="string">
            <text:p>client request ID*</text:p>
          </table:table-cell>
          <table:table-cell table:style-name="ce37" office:value-type="string" calcext:value-type="string">
            <text:p>reply topic<text:span text:style-name="T2">2</text:span></text:p>
          </table:table-cell>
          <table:table-cell table:style-name="ce36" office:value-type="string" calcext:value-type="string">
            <text:p>final reply body<text:span text:style-name="T2">3</text:span></text:p>
          </table:table-cell>
          <table:table-cell table:style-name="ce45" office:value-type="string" calcext:value-type="string">
            <text:p>(RBAC)<text:span text:style-name="T2">4</text:span></text:p>
          </table:table-cell>
          <table:table-cell table:style-name="ce44"/>
          <table:table-cell table:number-columns-repeated="53"/>
        </table:table-row>
        <table:table-row table:style-name="ro1">
          <table:covered-table-cell table:style-name="ce8"/>
          <table:table-cell table:style-name="ce13" office:value-type="string" calcext:value-type="string">
            <text:p>HEARTBEAT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W0x”</text:p>
          </table:table-cell>
          <table:table-cell table:style-name="ce29" office:value-type="string" calcext:value-type="string">
            <text:p>0x06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76" office:value-type="string" calcext:value-type="string">
            <text:p>client request ID*</text:p>
          </table:table-cell>
          <table:table-cell table:style-name="ce45" office:value-type="string" calcext:value-type="string">
            <text:p>(RBAC)<text:span text:style-name="T2">4</text:span></text:p>
          </table:table-cell>
          <table:table-cell table:style-name="ce3"/>
          <table:table-cell table:style-name="ce46"/>
          <table:table-cell table:style-name="ce44"/>
          <table:table-cell table:number-columns-repeated="53"/>
        </table:table-row>
        <table:table-row table:style-name="ro1">
          <table:covered-table-cell table:style-name="ce8"/>
          <table:table-cell table:style-name="ce13" office:value-type="string" calcext:value-type="string">
            <text:p>DISCONNECT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W0x”</text:p>
          </table:table-cell>
          <table:table-cell table:style-name="ce29" office:value-type="string" calcext:value-type="string">
            <text:p>0x07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76" office:value-type="string" calcext:value-type="string">
            <text:p>client request ID*</text:p>
          </table:table-cell>
          <table:table-cell table:style-name="ce45" office:value-type="string" calcext:value-type="string">
            <text:p>(RBAC)<text:span text:style-name="T2">4</text:span></text:p>
          </table:table-cell>
          <table:table-cell table:style-name="ce3"/>
          <table:table-cell table:style-name="ce46"/>
          <table:table-cell table:style-name="ce44"/>
          <table:table-cell table:number-columns-repeated="53"/>
        </table:table-row>
        <table:table-row table:style-name="ro1">
          <table:covered-table-cell table:style-name="ce9"/>
          <table:table-cell table:style-name="ce17" office:value-type="string" calcext:value-type="string">
            <text:p>ERROR</text:p>
          </table:table-cell>
          <table:table-cell table:style-name="ce23" office:value-type="string" calcext:value-type="string">
            <text:p>source ID</text:p>
          </table:table-cell>
          <table:table-cell table:style-name="ce28" office:value-type="string" calcext:value-type="string">
            <text:p>“MDPC0x”</text:p>
          </table:table-cell>
          <table:table-cell table:style-name="ce31" office:value-type="string" calcext:value-type="string">
            <text:p>0x08</text:p>
          </table:table-cell>
          <table:table-cell table:style-name="ce35" office:value-type="string" calcext:value-type="string">
            <text:p>service name<text:span text:style-name="T2">2</text:span></text:p>
          </table:table-cell>
          <table:table-cell table:style-name="ce76" office:value-type="string" calcext:value-type="string">
            <text:p>client request ID*</text:p>
          </table:table-cell>
          <table:table-cell table:style-name="ce37" office:value-type="string" calcext:value-type="string">
            <text:p>reply topic<text:span text:style-name="T2">2</text:span></text:p>
          </table:table-cell>
          <table:table-cell table:style-name="ce40" office:value-type="string" calcext:value-type="string">
            <text:p>error body<text:span text:style-name="T2">2,5</text:span></text:p>
          </table:table-cell>
          <table:table-cell table:style-name="ce36" office:value-type="string" calcext:value-type="string">
            <text:p>(request body<text:span text:style-name="T2">3</text:span><text:span text:style-name="T4">)</text:span></text:p>
          </table:table-cell>
          <table:table-cell table:style-name="ce45" office:value-type="string" calcext:value-type="string">
            <text:p>(RBAC)<text:span text:style-name="T2">4</text:span></text:p>
          </table:table-cell>
          <table:table-cell table:number-columns-repeated="53"/>
        </table:table-row>
        <table:table-row table:style-name="ro1">
          <table:table-cell table:style-name="Default" table:number-columns-repeated="4"/>
          <table:table-cell table:style-name="ce18"/>
          <table:table-cell table:style-name="Default" table:number-columns-repeated="4"/>
          <table:table-cell/>
          <table:table-cell table:style-name="Default"/>
          <table:table-cell table:number-columns-repeated="53"/>
        </table:table-row>
        <table:table-row table:style-name="ro3">
          <table:table-cell table:style-name="ce43" office:value-type="string" calcext:value-type="string">
            <text:p><text:span text:style-name="T2">1</text:span>only when using</text:p>
            <text:p>ROUTER socket</text:p>
          </table:table-cell>
          <table:table-cell table:style-name="ce54" office:value-type="string" calcext:value-type="string">
            <text:p><text:span text:style-name="T2">2</text:span>being UTF-8 strings</text:p>
          </table:table-cell>
          <table:table-cell table:style-name="ce54" office:value-type="string" calcext:value-type="string">
            <text:p><text:span text:style-name="T2">3</text:span>opaque binary, e.g.</text:p>
            <text:p>YaS-, CmwLight-,</text:p>
            <text:p>JSON-, or HTML-based</text:p>
          </table:table-cell>
          <table:table-cell table:style-name="ce54" office:value-type="string" calcext:value-type="string">
            <text:p><text:span text:style-name="T2">4</text:span>RBAC token<text:span text:style-name="T2">2</text:span>:</text:p>
            <text:p>“RBAC=&lt;role&gt;,&lt;hash&gt;”</text:p>
          </table:table-cell>
          <table:table-cell table:style-name="ce54" office:value-type="string" calcext:value-type="string">
            <text:p><text:span text:style-name="T2">5</text:span>error body contain.</text:p>
            <text:p>error code</text:p>
            <text:p>and/or stack-trace</text:p>
          </table:table-cell>
          <table:table-cell table:style-name="ce75" office:value-type="string" calcext:value-type="string" table:number-columns-spanned="2" table:number-rows-spanned="1">
            <text:p><text:span text:style-name="T2">6</text:span>optional API description (→ OpenAPI, </text:p>
            <text:p>domain-objects, meta-data, etc.)</text:p>
          </table:table-cell>
          <table:covered-table-cell table:style-name="ce77"/>
          <table:table-cell table:style-name="ce75" office:value-type="string" calcext:value-type="string" table:number-columns-spanned="3" table:number-rows-spanned="1">
            <text:p><text:span text:style-name="T3">*stateful connections: worker mirrors client IDs</text:span></text:p>
            <text:p><text:span text:style-name="T3">stateless connections: worker generates unique increasing IDs per Ctx</text:span></text:p>
            <text:p><text:span text:style-name="T3">(to detect packet loss for true PUB/SUB ‘subscription’)</text:span></text:p>
          </table:table-cell>
          <table:covered-table-cell table:number-columns-repeated="2" table:style-name="ce82"/>
          <table:table-cell table:style-name="Default"/>
          <table:table-cell table:number-columns-repeated="53"/>
        </table:table-row>
        <table:table-row table:style-name="ro1">
          <table:table-cell table:style-name="Default"/>
          <table:table-cell table:style-name="ce5"/>
          <table:table-cell table:number-columns-repeated="4"/>
          <table:table-cell table:style-name="Default"/>
          <table:table-cell table:number-columns-repeated="57"/>
        </table:table-row>
        <table:table-row table:style-name="ro1" table:number-rows-repeated="28">
          <table:table-cell table:style-name="Default" table:number-columns-repeated="10"/>
          <table:table-cell table:number-columns-repeated="54"/>
        </table:table-row>
        <table:table-row table:style-name="ro1" table:number-rows-repeated="104850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scale-to="6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7">00/00/0000</text:date>, <text:time style:data-style-name="N2" text:time-value="12:51:52.0652064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2T15:20:13.558238056</meta:creation-date>
    <dc:date>2020-11-27T12:52:22.532035888</dc:date>
    <meta:editing-duration>P2DT23H5M25S</meta:editing-duration>
    <meta:editing-cycles>60</meta:editing-cycles>
    <meta:generator>LibreOffice/7.0.3.1$Linux_X86_64 LibreOffice_project/00$Build-1</meta:generator>
    <dc:creator>Ralph Steinhagen</dc:creator>
    <meta:document-statistic meta:table-count="1" meta:cell-count="274" meta:object-count="0"/>
  </office:meta>
</office:document-meta>
</file>